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>
            <draw:frame table:end-cell-address="Sheet1.F15" table:end-x="0.3146in" table:end-y="0.0622in" draw:z-index="0" draw:style-name="gr1" svg:width="4.7594in" svg:height="2.5417in" svg:x="0in" svg:y="0in">
              <draw:object draw:notify-on-update-of-ranges="Sheet1.C3:Sheet1.C3 Sheet1.C4:Sheet1.C6 Sheet1.D3:Sheet1.D3 Sheet1.D4:Sheet1.D6 Sheet1.E3:Sheet1.E3 Sheet1.E4:Sheet1.E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olização</text:p>
          </table:table-cell>
          <table:table-cell office:value-type="string">
            <text:p>Amigos</text:p>
          </table:table-cell>
          <table:table-cell office:value-type="string">
            <text:p>Não amigos</text:p>
          </table:table-cell>
        </table:table-row>
        <table:table-row table:style-name="ro1">
          <table:table-cell table:number-columns-repeated="2"/>
          <table:table-cell office:value-type="string">
            <text:p>Casa</text:p>
          </table:table-cell>
          <table:table-cell office:value-type="float" office:value="3142">
            <text:p>3142</text:p>
          </table:table-cell>
          <table:table-cell office:value-type="float" office:value="31327">
            <text:p>31327</text:p>
          </table:table-cell>
        </table:table-row>
        <table:table-row table:style-name="ro1">
          <table:table-cell table:number-columns-repeated="2"/>
          <table:table-cell office:value-type="string">
            <text:p>Trabalho</text:p>
          </table:table-cell>
          <table:table-cell office:value-type="float" office:value="28421">
            <text:p>28421</text:p>
          </table:table-cell>
          <table:table-cell office:value-type="float" office:value="476112">
            <text:p>476112</text:p>
          </table:table-cell>
        </table:table-row>
        <table:table-row table:style-name="ro1">
          <table:table-cell table:number-columns-repeated="2"/>
          <table:table-cell office:value-type="string">
            <text:p>Outros lugares</text:p>
          </table:table-cell>
          <table:table-cell office:value-type="float" office:value="11371">
            <text:p>11371</text:p>
          </table:table-cell>
          <table:table-cell office:value-type="float" office:value="155323">
            <text:p>1553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8">12/08/2010</text:date>, <text:time>16:1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Galinkin</meta:initial-creator>
    <meta:creation-date>2010-12-08T16:02:37</meta:creation-date>
    <dc:date>2010-12-08T16:11:10</dc:date>
    <dc:creator>Daniel Galinkin</dc:creator>
    <meta:editing-duration>PT00H08M34S</meta:editing-duration>
    <meta:editing-cycles>1</meta:editing-cycles>
    <meta:document-statistic meta:table-count="3" meta:cell-count="12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9cm" svg:height="6.457cm" xlink:href=".." chart:class="chart:bar" chart:style-name="ch1">
        <chart:legend chart:legend-position="end" svg:x="9.47cm" svg:y="0.569cm" chart:style-name="ch2"/>
        <chart:plot-area chart:style-name="ch3" table:cell-range-address="Sheet1.C3:Sheet1.E6" chart:data-source-has-labels="both" svg:x="0.24cm" svg:y="0.128cm" svg:width="11.573cm" svg:height="6.069cm">
          <chart:axis chart:dimension="x" chart:name="primary-x" chart:style-name="ch4">
            <chart:categories table:cell-range-address="Sheet1.C4:Sheet1.C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6" chart:label-cell-address="Sheet1.D3:Sheet1.D3" chart:class="chart:bar">
            <chart:data-point chart:repeated="3"/>
          </chart:series>
          <chart:series chart:style-name="ch8" chart:values-cell-range-address="Sheet1.E4:Sheet1.E6" chart:label-cell-address="Sheet1.E3:Sheet1.E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3:Sheet1.D3">Amigos</text:p>
              </table:table-cell>
              <table:table-cell office:value-type="string">
                <text:p text:id="Sheet1.E3:Sheet1.E3">Não amigos</text:p>
              </table:table-cell>
            </table:table-row>
          </table:table-header-rows>
          <table:table-rows>
            <table:table-row>
              <table:table-cell office:value-type="string">
                <text:p text:id="Sheet1.C4:Sheet1.C6">Casa</text:p>
              </table:table-cell>
              <table:table-cell office:value-type="float" office:value="3142">
                <text:p text:id="Sheet1.D4:Sheet1.D6">3142</text:p>
              </table:table-cell>
              <table:table-cell office:value-type="float" office:value="31327">
                <text:p text:id="Sheet1.E4:Sheet1.E6">31327</text:p>
              </table:table-cell>
            </table:table-row>
            <table:table-row>
              <table:table-cell office:value-type="string">
                <text:p>Trabalho</text:p>
              </table:table-cell>
              <table:table-cell office:value-type="float" office:value="28421">
                <text:p>28421</text:p>
              </table:table-cell>
              <table:table-cell office:value-type="float" office:value="476112">
                <text:p>476112</text:p>
              </table:table-cell>
            </table:table-row>
            <table:table-row>
              <table:table-cell office:value-type="string">
                <text:p>Outros lugares</text:p>
              </table:table-cell>
              <table:table-cell office:value-type="float" office:value="11371">
                <text:p>11371</text:p>
              </table:table-cell>
              <table:table-cell office:value-type="float" office:value="155323">
                <text:p>155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